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ExtensionTests.parseHeader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ExtensionTests.parseHeader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ExtensionTests.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